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163d7" officeooo:paragraph-rsid="001163d7"/>
    </style:style>
    <style:style style:name="P2" style:family="paragraph" style:parent-style-name="Standard" style:list-style-name="L2">
      <style:text-properties officeooo:rsid="001163d7" officeooo:paragraph-rsid="001163d7"/>
    </style:style>
    <style:style style:name="P3" style:family="paragraph" style:parent-style-name="Standard">
      <style:text-properties fo:language="fr" fo:country="FR" fo:font-weight="bold" officeooo:rsid="007d969d" officeooo:paragraph-rsid="0154b4d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fr" fo:country="FR" fo:font-weight="bold" officeooo:rsid="007d969d" officeooo:paragraph-rsid="0154b4dc" style:font-weight-asian="bold" style:font-weight-complex="bold"/>
    </style:style>
    <style:style style:name="T1" style:family="text">
      <style:text-properties fo:font-style="italic" fo:font-weight="normal" officeooo:rsid="007ed045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795519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81252a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7965c0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14f3446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1488f31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960d6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7e7bfa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c5570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2372e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officeooo:rsid="0079551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81252a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7965c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4f3446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488f3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960d6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7e7bf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c55702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75520408412920994" text:style-name="Outline">
        <text:list-item>
          <text:h text:style-name="Heading_20_1" text:outline-level="1">Algorithme général pour la propagation d'interfaces régulières par morceaux</text:h>
        </text:list-item>
      </text:list>
      <text:p text:style-name="P4"><text:span text:style-name="T1">O</text:span><text:span text:style-name="T2">bjectif : mettre en place un algorithme </text:span><text:span text:style-name="T3">basé sur</text:span><text:span text:style-name="T4"> l</text:span><text:span text:style-name="T10">e Principe de Huygens avec Condition d'Entropie (PHCE)</text:span><text:span text:style-name="T6"> </text:span><text:span text:style-name="T2">pour simuler la propagation d'une surface </text:span><text:span text:style-name="T4">représentée suivant</text:span><text:span text:style-name="T2"> le formalisme BR</text:span><text:span text:style-name="T10">ep</text:span><text:span text:style-name="T4"> </text:span><text:span text:style-name="T3">i.e. </text:span><text:span text:style-name="T7">pour </text:span><text:span text:style-name="T8">construire un nouveau modèle BR</text:span><text:span text:style-name="T10">ep</text:span><text:span text:style-name="T8"> correspondant à </text:span><text:span text:style-name="T7">une </text:span><text:span text:style-name="T8">enveloppe de boules </text:span><text:span text:style-name="T9">(EdB) </text:span><text:span text:style-name="T8">centrées sur l</text:span><text:span text:style-name="T10">'inte</text:span><text:span text:style-name="T8">rface courante. </text:span></text:p>
      <text:p text:style-name="P3"><text:span text:style-name="T17"/></text:p>
      <text:list xml:id="list8731991039953591982" text:style-name="L2">
        <text:list-item>
          <text:p text:style-name="P2">Notion d'interface géométriquement régulière par morceaux</text:p>
        </text:list-item>
      </text:list>
      <text:list xml:id="list2009836151737006198" text:style-name="L1">
        <text:list-item>
          <text:p text:style-name="P1">Principe de Huygens avec condition d'entropie (ESHP/PHCE)</text:p>
          <text:list>
            <text:list-item>
              <text:p text:style-name="P1">enveloppe des sphères (EdS)</text:p>
            </text:list-item>
            <text:list-item>
              <text:p text:style-name="P1">enveloppe des boules (EdB)</text:p>
            </text:list-item>
          </text:list>
        </text:list-item>
        <text:list-item>
          <text:p text:style-name="P1">Représentation par les frontières (BRep)</text:p>
          <text:list>
            <text:list-item>
              <text:p text:style-name="P1">topologie</text:p>
              <text:list>
                <text:list-item>
                  <text:p text:style-name="P1">faces</text:p>
                  <text:list>
                    <text:list-item>
                      <text:p text:style-name="P1">contours extérieur, intérieur</text:p>
                    </text:list-item>
                  </text:list>
                </text:list-item>
                <text:list-item>
                  <text:p text:style-name="P1">arêtes</text:p>
                  <text:list>
                    <text:list-item>
                      <text:p text:style-name="P1">orientation (co-arêtes)</text:p>
                    </text:list-item>
                  </text:list>
                </text:list-item>
                <text:list-item>
                  <text:p text:style-name="P1">sommets</text:p>
                </text:list-item>
              </text:list>
            </text:list-item>
            <text:list-item>
              <text:p text:style-name="P1">géométrie</text:p>
              <text:list>
                <text:list-item>
                  <text:p text:style-name="P1">carreau de surface paramétrique</text:p>
                </text:list-item>
                <text:list-item>
                  <text:p text:style-name="P1">segment de courbe paramétrique</text:p>
                </text:list-item>
                <text:list-item>
                  <text:p text:style-name="P1">notion d'arête vive (convexe ou concave) ou douce</text:p>
                </text:list-item>
              </text:list>
            </text:list-item>
          </text:list>
        </text:list-item>
        <text:list-item>
          <text:p text:style-name="P1">Surface canal</text:p>
          <text:list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 Linotype" fo:font-family="'Palatino Linotype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list-style-name="" style:class="text">
      <style:paragraph-properties fo:margin-top="0.423cm" fo:margin-bottom="0.212cm" loext:contextual-spacing="false" fo:keep-with-next="always"/>
      <style:text-properties style:font-name="Palatino Linotype" fo:font-family="'Palatino Linotype'" style:font-style-name="Normal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9-03-28T09:36:30.702101862</meta:creation-date>
    <dc:date>2019-03-29T11:59:02.125415182</dc:date>
    <dc:creator>Bastien Andrieu</dc:creator>
    <meta:editing-duration>P1DT2H7M31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19" meta:word-count="127" meta:character-count="823" meta:non-whitespace-character-count="731"/>
  </office:meta>
</office:document-meta>
</file>